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1bfcae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1bfcae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1bfcae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1bfcae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1bfca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reeSans" fo:font-size="14pt" fo:font-weight="bold" officeooo:paragraph-rsid="00189341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1bfcae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1bfcae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1bfcae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1bfcae" style:font-size-asian="11pt" style:font-size-complex="11pt"/>
    </style:style>
    <style:style style:name="P1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paragraph-rsid="0018934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T1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redenciamento de Imprensa</text:p>
      <text:p text:style-name="P7">15º Fórum Internacional Software Livre</text:p>
      <text:p text:style-name="P6"/>
      <text:p text:style-name="P6"/>
      <text:p text:style-name="P6">Jornalistas interessados em realizar coberturas no FISL já pode realizar seus credenciamentos</text:p>
      <text:p text:style-name="P6"/>
      <text:p text:style-name="P6"/>
      <text:p text:style-name="P6"><text:bookmark text:name="_GoBack"/>Jornalistas interessados na cobertura do 15º Fórum Internacional Software Livre (FISL), que acontece de 7 a 10 de maio, devem se cadastrar através do link http://goo.gl/8tv8PR. A atividade propõe debates sobre a manutenção da transparência na tecnologia e na luta pela internet livre e neutra. O tema desta edição é "Segurança e Privacidade: o Software Livre na luta contra a Espionagem".</text:p>
      <text:p text:style-name="P6"/>
      <text:p text:style-name="P6">O evento será realizado no Centro de Eventos da PUCRS, em Porto Alegre. O credenciamento é válido para acesso a toda a programação do FISL. É necessário informar o nome, veículo, editoria, entre outras informações.</text:p>
      <text:p text:style-name="P6"/>
      <text:p text:style-name="P8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8"/>
      <text:p text:style-name="P9">Sobre o FISL </text:p>
      <text:p text:style-name="P10"/>
      <text:p text:style-name="P10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10"/>
      <text:p text:style-name="P9">Assessoria de Imprensa </text:p>
      <text:p text:style-name="P10">Fones: (51) 3361.6016 / (51) 8536.0690 / (51) 8536.0691 </text:p>
      <text:p text:style-name="P10">E-mail: <text:s/>playpress@playpress.com.br</text:p>
      <text:p text:style-name="P10"/>
      <text:p text:style-name="P10">Redação: Mariana da Rosa </text:p>
      <text:p text:style-name="P10">Coordenação: Marcelo Matusiak</text:p>
      <text:p text:style-name="P11"/>
      <text:p text:style-name="P1">Material promocional do FISL e logotipo em alta resolução e vetorial:</text:p>
      <text:p text:style-name="P5"><text:a xlink:type="simple" xlink:href="http://comunicacao.softwarelivre.org/fisl15"><text:span text:style-name="T1">http://comunicacao.softwarelivre.org/fisl15</text:span></text:a></text:p>
      <text:p text:style-name="P3"/>
      <text:p text:style-name="P2">Fotos em alta resolução da última edição do FISL:</text:p>
      <text:p text:style-name="P4"><text:a xlink:type="simple" xlink:href="https://www.flickr.com/photos/fisl14">https://www.flickr.com/photos/fisl14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2</meta:editing-cycles>
    <meta:creation-date>2014-04-30T13:36:00</meta:creation-date>
    <dc:date>2014-05-05T12:27:40.519648015</dc:date>
    <meta:editing-duration>PT17M</meta:editing-duration>
    <meta:generator>LibreOffice/4.1.3.2$Linux_x86 LibreOffice_project/410m0$Build-2</meta:generator>
    <meta:document-statistic meta:table-count="0" meta:image-count="0" meta:object-count="0" meta:page-count="1" meta:paragraph-count="17" meta:word-count="254" meta:character-count="1736" meta:non-whitespace-character-count="14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